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andleMonitor.getHandle( File fil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HandleMonitor.isOpen( File 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andle.dump( boolean detaile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MonitoredInputStream.MonitoredInputStream( File 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andleMonitor.open( File 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Handle.close( MonitoredInputStream i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HandleMonitor.dump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Handle.Handle( File 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andleMonitor.close( File 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andleMonitor.dump( File fil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Handle.ope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onitoredInputStream.dum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andle.dum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nitoredInputStream.cl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